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80808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9cm" svg:stroke-color="#609941" draw:marker-start-width="0.406cm" draw:marker-start-center="false" draw:marker-end-width="0.406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9cm" svg:stroke-color="#0098cc" draw:marker-start-width="0.365cm" draw:marker-start-center="false" draw:marker-end-width="0.36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9cm" svg:stroke-color="#753a6b" draw:marker-start-width="0.365cm" draw:marker-start-center="false" draw:marker-end-width="0.36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0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09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49cm" svg:stroke-color="#ad649a" draw:marker-start-width="0.365cm" draw:marker-start-center="false" draw:marker-end-width="0.36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49cm" svg:stroke-color="#c47925" draw:marker-start-width="0.365cm" draw:marker-start-center="false" draw:marker-end-width="0.36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09cm" svg:stroke-color="#6fb544" draw:marker-start-width="0.3cm" draw:marker-start-center="false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49cm" svg:stroke-color="#6fb544" draw:marker-start-width="0.365cm" draw:marker-start-center="false" draw:marker-end-width="0.365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176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108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53a6b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4792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753a6b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" style:family="text">
      <style:text-properties fo:color="#c4792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6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81cm" svg:y1="12.384cm" svg:x2="6.81cm" svg:y2="17.535cm">
            <text:p/>
          </draw:line>
          <draw:line draw:style-name="gr1" draw:text-style-name="P1" draw:layer="layout" svg:x1="7.239cm" svg:y1="12.384cm" svg:x2="7.239cm" svg:y2="17.535cm">
            <text:p/>
          </draw:line>
          <draw:line draw:style-name="gr1" draw:text-style-name="P1" draw:layer="layout" svg:x1="7.671cm" svg:y1="12.384cm" svg:x2="7.671cm" svg:y2="17.535cm">
            <text:p/>
          </draw:line>
          <draw:line draw:style-name="gr1" draw:text-style-name="P1" draw:layer="layout" svg:x1="8.105cm" svg:y1="12.384cm" svg:x2="8.105cm" svg:y2="17.535cm">
            <text:p/>
          </draw:line>
          <draw:line draw:style-name="gr1" draw:text-style-name="P1" draw:layer="layout" svg:x1="8.532cm" svg:y1="12.384cm" svg:x2="8.532cm" svg:y2="17.535cm">
            <text:p/>
          </draw:line>
          <draw:line draw:style-name="gr1" draw:text-style-name="P1" draw:layer="layout" svg:x1="8.965cm" svg:y1="12.384cm" svg:x2="8.965cm" svg:y2="17.535cm">
            <text:p/>
          </draw:line>
          <draw:line draw:style-name="gr1" draw:text-style-name="P1" draw:layer="layout" svg:x1="9.389cm" svg:y1="12.384cm" svg:x2="9.389cm" svg:y2="17.535cm">
            <text:p/>
          </draw:line>
          <draw:line draw:style-name="gr1" draw:text-style-name="P1" draw:layer="layout" svg:x1="9.824cm" svg:y1="12.384cm" svg:x2="9.824cm" svg:y2="17.535cm">
            <text:p/>
          </draw:line>
          <draw:line draw:style-name="gr1" draw:text-style-name="P1" draw:layer="layout" svg:x1="10.251cm" svg:y1="12.384cm" svg:x2="10.251cm" svg:y2="17.535cm">
            <text:p/>
          </draw:line>
          <draw:line draw:style-name="gr1" draw:text-style-name="P1" draw:layer="layout" svg:x1="10.685cm" svg:y1="12.384cm" svg:x2="10.685cm" svg:y2="17.535cm">
            <text:p/>
          </draw:line>
          <draw:line draw:style-name="gr1" draw:text-style-name="P1" draw:layer="layout" svg:x1="11.116cm" svg:y1="12.384cm" svg:x2="11.116cm" svg:y2="17.535cm">
            <text:p/>
          </draw:line>
          <draw:line draw:style-name="gr1" draw:text-style-name="P1" draw:layer="layout" svg:x1="11.546cm" svg:y1="12.384cm" svg:x2="11.546cm" svg:y2="17.535cm">
            <text:p/>
          </draw:line>
          <draw:line draw:style-name="gr1" draw:text-style-name="P1" draw:layer="layout" svg:x1="11.978cm" svg:y1="12.384cm" svg:x2="11.978cm" svg:y2="17.535cm">
            <text:p/>
          </draw:line>
          <draw:line draw:style-name="gr1" draw:text-style-name="P1" draw:layer="layout" svg:x1="12.403cm" svg:y1="12.384cm" svg:x2="12.403cm" svg:y2="17.535cm">
            <text:p/>
          </draw:line>
          <draw:line draw:style-name="gr1" draw:text-style-name="P1" draw:layer="layout" svg:x1="12.837cm" svg:y1="12.384cm" svg:x2="12.837cm" svg:y2="17.535cm">
            <text:p/>
          </draw:line>
          <draw:line draw:style-name="gr1" draw:text-style-name="P1" draw:layer="layout" svg:x1="13.269cm" svg:y1="12.384cm" svg:x2="13.269cm" svg:y2="17.535cm">
            <text:p/>
          </draw:line>
          <draw:line draw:style-name="gr1" draw:text-style-name="P1" draw:layer="layout" svg:x1="13.698cm" svg:y1="12.384cm" svg:x2="13.698cm" svg:y2="17.535cm">
            <text:p/>
          </draw:line>
          <draw:line draw:style-name="gr1" draw:text-style-name="P1" draw:layer="layout" svg:x1="14.13cm" svg:y1="12.384cm" svg:x2="14.13cm" svg:y2="17.535cm">
            <text:p/>
          </draw:line>
          <draw:polyline draw:style-name="gr1" draw:text-style-name="P1" draw:layer="layout" svg:width="5.15cm" svg:height="7.75cm" draw:transform="rotate (-1.5707963267949) translate (14.5605277777778cm 12.383999999952cm)" svg:viewBox="0 0 5151 7751" draw:points="0,7751 0,0 5151,0">
            <text:p/>
          </draw:polyline>
          <draw:line draw:style-name="gr1" draw:text-style-name="P1" draw:layer="layout" svg:x1="6.81cm" svg:y1="12.813cm" svg:x2="14.561cm" svg:y2="12.813cm">
            <text:p/>
          </draw:line>
          <draw:line draw:style-name="gr1" draw:text-style-name="P1" draw:layer="layout" svg:x1="6.81cm" svg:y1="13.241cm" svg:x2="14.561cm" svg:y2="13.241cm">
            <text:p/>
          </draw:line>
          <draw:line draw:style-name="gr1" draw:text-style-name="P1" draw:layer="layout" svg:x1="6.81cm" svg:y1="13.675cm" svg:x2="14.561cm" svg:y2="13.675cm">
            <text:p/>
          </draw:line>
          <draw:line draw:style-name="gr1" draw:text-style-name="P1" draw:layer="layout" svg:x1="6.81cm" svg:y1="14.1cm" svg:x2="14.561cm" svg:y2="14.1cm">
            <text:p/>
          </draw:line>
          <draw:line draw:style-name="gr1" draw:text-style-name="P1" draw:layer="layout" svg:x1="6.81cm" svg:y1="14.527cm" svg:x2="14.561cm" svg:y2="14.527cm">
            <text:p/>
          </draw:line>
          <draw:line draw:style-name="gr1" draw:text-style-name="P1" draw:layer="layout" svg:x1="6.81cm" svg:y1="14.956cm" svg:x2="14.561cm" svg:y2="14.956cm">
            <text:p/>
          </draw:line>
          <draw:line draw:style-name="gr1" draw:text-style-name="P1" draw:layer="layout" svg:x1="6.81cm" svg:y1="15.384cm" svg:x2="14.561cm" svg:y2="15.384cm">
            <text:p/>
          </draw:line>
          <draw:line draw:style-name="gr1" draw:text-style-name="P1" draw:layer="layout" svg:x1="6.81cm" svg:y1="15.817cm" svg:x2="14.561cm" svg:y2="15.817cm">
            <text:p/>
          </draw:line>
          <draw:line draw:style-name="gr1" draw:text-style-name="P1" draw:layer="layout" svg:x1="6.81cm" svg:y1="16.249cm" svg:x2="14.561cm" svg:y2="16.249cm">
            <text:p/>
          </draw:line>
          <draw:line draw:style-name="gr1" draw:text-style-name="P1" draw:layer="layout" svg:x1="6.81cm" svg:y1="16.676cm" svg:x2="14.561cm" svg:y2="16.676cm">
            <text:p/>
          </draw:line>
          <draw:line draw:style-name="gr1" draw:text-style-name="P1" draw:layer="layout" svg:x1="6.81cm" svg:y1="17.102cm" svg:x2="14.561cm" svg:y2="17.102cm">
            <text:p/>
          </draw:line>
          <draw:line draw:style-name="gr1" draw:text-style-name="P1" draw:layer="layout" svg:x1="6.81cm" svg:y1="17.535cm" svg:x2="14.561cm" svg:y2="17.535cm">
            <text:p/>
          </draw:line>
          <draw:polygon draw:style-name="gr2" draw:text-style-name="P1" draw:layer="layout" svg:width="2.149cm" svg:height="1.714cm" svg:x="7.239cm" svg:y="12.813cm" svg:viewBox="0 0 2150 1715" draw:points="0,0 2150,0 2150,1715">
            <text:p/>
          </draw:polygon>
          <draw:polygon draw:style-name="gr3" draw:text-style-name="P1" draw:layer="layout" svg:width="2.43cm" svg:height="1.826cm" draw:transform="skewX (0.00104719755119652) rotate (0.785398163397448) translate (9.82448611111116cm 14.5306527777782cm)" svg:viewBox="0 0 2431 1827" draw:points="0,0 2431,0 1833,1827">
            <text:p/>
          </draw:polygon>
          <draw:polygon draw:style-name="gr4" draw:text-style-name="P1" draw:layer="layout" svg:width="2.153cm" svg:height="1.287cm" svg:x="11.978cm" svg:y="12.813cm" svg:viewBox="0 0 2154 1288" draw:points="0,0 1291,0 2154,1288">
            <text:p/>
          </draw:polygon>
          <draw:polygon draw:style-name="gr5" draw:text-style-name="P1" draw:layer="layout" svg:width="3.426cm" svg:height="1.292cm" draw:transform="rotate (-1.5707963267949) translate (8.53155555554221cm 13.6751666666584cm)" svg:viewBox="0 0 3427 1293" draw:points="2141,0 0,1293 2141,1293 3427,0">
            <text:p/>
          </draw:polygon>
          <draw:polygon draw:style-name="gr6" draw:text-style-name="P2" draw:layer="layout" svg:width="1.292cm" svg:height="3.426cm" svg:x="7.239cm" svg:y="13.675cm" svg:viewBox="0 0 1293 3427" draw:points="1293,2141 0,0 0,2141 1293,3427">
            <text:p/>
          </draw:polygon>
          <draw:polygon draw:style-name="gr7" draw:text-style-name="P1" draw:layer="layout" svg:width="1.292cm" svg:height="3.426cm" svg:x="7.239cm" svg:y="13.675cm" svg:viewBox="0 0 1293 3427" draw:points="1293,2141 0,0 0,2141 1293,3427">
            <text:p/>
          </draw:polygon>
          <draw:polygon draw:style-name="gr5" draw:text-style-name="P1" draw:layer="layout" svg:width="3.04cm" svg:height="0.918cm" draw:transform="skewX (-0.00191986217719377) rotate (0.785398163397448) translate (8.31459722223824cm 16.4568194444606cm)" svg:viewBox="0 0 3041 919" draw:points="912,0 2129,5 3041,919 0,915">
            <text:p/>
          </draw:polygon>
          <draw:polygon draw:style-name="gr6" draw:text-style-name="P2" draw:layer="layout" svg:width="2.149cm" svg:height="2.146cm" svg:x="8.965cm" svg:y="14.956cm" svg:viewBox="0 0 2150 2147" draw:points="0,861 859,0 2150,0 0,2147">
            <text:p/>
          </draw:polygon>
          <draw:polygon draw:style-name="gr8" draw:text-style-name="P1" draw:layer="layout" svg:width="2.149cm" svg:height="2.146cm" svg:x="8.965cm" svg:y="14.956cm" svg:viewBox="0 0 2150 2147" draw:points="0,861 859,0 2150,0 0,2147">
            <text:p/>
          </draw:polygon>
          <draw:polygon draw:style-name="gr9" draw:text-style-name="P1" draw:layer="layout" svg:width="2.433cm" svg:height="2.133cm" draw:transform="skewX (-0.00418879020478641) rotate (0.782780169519457) translate (10.8934027778041cm 16.0281944444726cm)" svg:viewBox="0 0 2434 2134" draw:points="303,12 1519,0 2434,2134 616,2129 1210,917 0,1531">
            <text:p/>
          </draw:polygon>
          <draw:polygon draw:style-name="gr6" draw:text-style-name="P2" draw:layer="layout" svg:width="3.013cm" svg:height="2.146cm" svg:x="11.116cm" svg:y="14.956cm" svg:viewBox="0 0 3014 2147" draw:points="0,861 863,0 3014,861 1722,2147 1288,861 863,2147">
            <text:p/>
          </draw:polygon>
          <draw:polygon draw:style-name="gr10" draw:text-style-name="P1" draw:layer="layout" svg:width="3.013cm" svg:height="2.146cm" svg:x="11.116cm" svg:y="14.956cm" svg:viewBox="0 0 3014 2147" draw:points="0,861 863,0 3014,861 1722,2147 1288,861 863,2147">
            <text:p/>
          </draw:polygon>
          <draw:frame draw:style-name="gr11" draw:text-style-name="P4" draw:layer="layout" svg:width="0.179cm" svg:height="0.624cm" svg:x="8.66cm" svg:y="13.308cm">
            <draw:text-box>
              <text:p text:style-name="P3"><text:span text:style-name="T1">1</text:span></text:p>
            </draw:text-box>
          </draw:frame>
          <draw:frame draw:style-name="gr11" draw:text-style-name="P5" draw:layer="layout" svg:width="0.179cm" svg:height="0.624cm" svg:x="11.246cm" svg:y="13.772cm">
            <draw:text-box>
              <text:p text:style-name="P3"><text:span text:style-name="T2">2</text:span></text:p>
            </draw:text-box>
          </draw:frame>
          <draw:frame draw:style-name="gr11" draw:text-style-name="P6" draw:layer="layout" svg:width="0.179cm" svg:height="0.624cm" svg:x="12.961cm" svg:y="12.883cm">
            <draw:text-box>
              <text:p text:style-name="P3"><text:span text:style-name="T3">3</text:span></text:p>
            </draw:text-box>
          </draw:frame>
          <draw:frame draw:style-name="gr12" draw:text-style-name="P7" draw:layer="layout" svg:width="0.177cm" svg:height="0.624cm" svg:x="7.808cm" svg:y="15.446cm">
            <draw:text-box>
              <text:p text:style-name="P3"><text:span text:style-name="T4">4</text:span></text:p>
            </draw:text-box>
          </draw:frame>
          <draw:frame draw:style-name="gr12" draw:text-style-name="P8" draw:layer="layout" svg:width="0.179cm" svg:height="0.624cm" svg:x="9.532cm" svg:y="15.446cm">
            <draw:text-box>
              <text:p text:style-name="P3"><text:span text:style-name="T5">5</text:span></text:p>
            </draw:text-box>
          </draw:frame>
          <draw:frame draw:style-name="gr12" draw:text-style-name="P9" draw:layer="layout" svg:width="0.175cm" svg:height="0.624cm" svg:x="12.125cm" svg:y="15.43cm">
            <draw:text-box>
              <text:p text:style-name="P3"><text:span text:style-name="T6">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49:52.631595114</meta:creation-date>
    <dc:date>2018-03-22T11:50:11.173757612</dc:date>
    <meta:editing-duration>PT18S</meta:editing-duration>
    <meta:editing-cycles>1</meta:editing-cycles>
    <meta:document-statistic meta:object-count="50"/>
    <meta:generator>LibreOffice/6.0.0.3$MacOSX_X86_64 LibreOffice_project/64a0f66915f38c6217de274f0aa8e15618924765</meta:generator>
  </office:meta>
</office:document-meta>
</file>